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181b690" style:family="table" style:master-page-name="ta-mp-0x8181b690">
      <style:table-properties table:display="true" style:writing-mode="lr-tb"/>
    </style:style>
    <style:style style:name="ta-0x8181b7e0" style:family="table" style:master-page-name="ta-mp-0x8181b7e0">
      <style:table-properties table:display="true" style:writing-mode="lr-tb"/>
    </style:style>
    <style:style style:name="ta-0x8181b930" style:family="table" style:master-page-name="ta-mp-0x8181b9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183ee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e71c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a9c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d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91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e7dc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9dc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e65c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b5c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1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183f0d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5.25pt" style:use-optimal-column-width="true"/>
    </style:style>
    <style:style style:name="ACOL-2" style:family="table-column">
      <style:table-column-properties style:column-width="102.00pt" style:use-optimal-column-width="true"/>
    </style:style>
    <style:style style:name="ACOL-3" style:family="table-column">
      <style:table-column-properties style:column-width="123.00pt" style:use-optimal-column-width="true"/>
    </style:style>
    <style:style style:name="ACOL-4" style:family="table-column">
      <style:table-column-properties style:column-width="117.00pt" style:use-optimal-column-width="true"/>
    </style:style>
    <style:style style:name="ACOL-5" style:family="table-column">
      <style:table-column-properties style:column-width="64.50pt" style:use-optimal-column-width="true"/>
    </style:style>
    <style:style style:name="ACOL-6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latt1" table:style-name="ta-0x8181b69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51"/>
        <table:table-row table:style-name="AROW-1">
          <table:table-cell table:style-name="ACE-0x8183ee9c" office:value-type="string">
            <text:p>Sample PowerReport.ods</text:p>
          </table:table-cell>
          <table:table-cell table:style-name="Gnumeric-default"/>
          <table:table-cell table:style-name="Gnumeric-default" office:value-type="string">
            <text:p>Group=XX</text:p>
          </table:table-cell>
          <table:table-cell table:number-columns-repeated="253" table:style-name="Gnumeric-default"/>
        </table:table-row>
        <table:table-row table:style-name="AROW-1">
          <table:table-cell table:style-name="ACE-0x8183e71c" office:value-type="string">
            <text:p>CPUs</text:p>
          </table:table-cell>
          <table:table-cell table:style-name="ACE-0x8183e71c" office:value-type="string">
            <text:p>Total Power [mW]</text:p>
          </table:table-cell>
          <table:table-cell table:style-name="ACE-0x8183e71c" office:value-type="string">
            <text:p>Dynamic Power [mW]</text:p>
          </table:table-cell>
          <table:table-cell table:style-name="ACE-0x8183e71c" office:value-type="string">
            <text:p>Execution Time [ms]</text:p>
          </table:table-cell>
          <table:table-cell table:style-name="ACE-0x8183e65c" office:value-type="string">
            <text:p>Energy [nJ]</text:p>
          </table:table-cell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Version1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50 MHz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Version2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50 MHz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Version3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50 MHz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Version1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Max. Freq: -----MHz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Version2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Max. Freq: -----MHz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e71c" office:value-type="string">
            <text:p>Version3</text:p>
          </table:table-cell>
          <table:table-cell table:number-columns-repeated="3" table:style-name="ACE-0x8183e7dc"/>
          <table:table-cell table:style-name="ACE-0x8183fb5c"/>
          <table:table-cell table:number-columns-repeated="251" table:style-name="Gnumeric-default"/>
        </table:table-row>
        <table:table-row table:style-name="AROW-1">
          <table:table-cell table:style-name="ACE-0x8183fa9c" office:value-type="string">
            <text:p>Max. Freq: -----MHz</text:p>
          </table:table-cell>
          <table:table-cell table:number-columns-repeated="3" table:style-name="ACE-0x8183f9dc"/>
          <table:table-cell table:style-name="ACE-0x8183f91c"/>
          <table:table-cell table:number-columns-repeated="251" table:style-name="Gnumeric-default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Print_Area" table:expression="of:=#BEZUG!" table:base-cell-address="$'Blatt1'.$A$1"/>
          <table:named-expression table:name="Sheet_Title" table:expression="of:=&quot;Blatt1&quot;" table:base-cell-address="$'Blatt1'.$A$1"/>
        </table:named-expressions>
        <gnm:selections gnm:cursor-col="2" gnm:cursor-row="1">
          <gnm:selection gnm:start-col="2" gnm:start-row="1" gnm:end-col="2" gnm:end-row="1"/>
        </gnm:selections>
      </table:table>
      <table:table table:name="Blatt2" table:style-name="ta-0x8181b7e0" table:print="true">
        <office:forms form:automatic-focus="false" form:apply-design-mode="false">
          <form:form/>
        </office:forms>
        <table:table-column table:default-cell-style-name="ACE-0x8183f19c" table:style-name="ACOL-0"/>
        <table:table-column table:default-cell-style-name="ACE-0x8183f19c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BEZUG!" table:base-cell-address="$'Blatt2'.$A$1"/>
          <table:named-expression table:name="Sheet_Title" table:expression="of:=&quot;Blatt2&quot;" table:base-cell-address="$'Blat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Blatt3" table:style-name="ta-0x8181b930" table:print="true">
        <office:forms form:automatic-focus="false" form:apply-design-mode="false">
          <form:form/>
        </office:forms>
        <table:table-column table:default-cell-style-name="ACE-0x8183f0dc" table:style-name="ACOL-0"/>
        <table:table-column table:default-cell-style-name="ACE-0x8183f0dc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BEZUG!" table:base-cell-address="$'Blatt3'.$A$1"/>
          <table:named-expression table:name="Sheet_Title" table:expression="of:=&quot;Blatt3&quot;" table:base-cell-address="$'Blat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1cc98f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81d47f2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81d48ef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8181b690" style:display-name="Blatt1" style:page-layout-name="pl-0x81cc98f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8181b7e0" style:display-name="Blatt2" style:page-layout-name="pl-0x81d47f2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8181b930" style:display-name="Blatt3" style:page-layout-name="pl-0x81d48ef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3-21T00:21:22Z</dc:date>
    <meta:creation-date>2017-03-21T00:03:39Z</meta:creation-date>
    <meta:generator>gnumeric/1.12.9</meta:generator>
  </office:meta>
</office:document-meta>
</file>